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55600000300944B2577AAD3FCA9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??" svg:font-family="??, ??, ??, ??, ??, ui-sans-serif, apple-system, system-ui, 'Segoe UI', Roboto, Inter, 'Apple Color Emoji', 'Segoe UI Emoji', 'Segoe UI Symbol', 'Microsoft YaHei Light', sans-serif" style:font-charset="x-symbol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rial" svg:font-family="arial" style:font-adornments="Corsivo" style:font-family-generic="swiss"/>
    <style:font-face style:name="arial1" svg:font-family="arial" style:font-adornments="Grassetto" style:font-family-generic="swiss"/>
    <style:font-face style:name="arial2" svg:font-family="arial" style:font-adornments="Normale" style:font-family-generic="swiss"/>
  </office:font-face-decls>
  <office:automatic-styles>
    <style:style style:name="Tabella1" style:family="table">
      <style:table-properties style:width="17.013cm" fo:margin-left="0cm" table:align="left"/>
    </style:style>
    <style:style style:name="Tabella1.A" style:family="table-column">
      <style:table-column-properties style:column-width="4.313cm"/>
    </style:style>
    <style:style style:name="Tabella1.B" style:family="table-column">
      <style:table-column-properties style:column-width="6.297cm"/>
    </style:style>
    <style:style style:name="Tabella1.C" style:family="table-column">
      <style:table-column-properties style:column-width="6.403cm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C1" style:family="table-cell">
      <style:table-cell-properties fo:padding="0.097cm" fo:border="0.05pt solid #000000"/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7.013cm" fo:margin-left="0cm" table:align="left"/>
    </style:style>
    <style:style style:name="Tabella2.A" style:family="table-column">
      <style:table-column-properties style:column-width="4.313cm"/>
    </style:style>
    <style:style style:name="Tabella2.B" style:family="table-column">
      <style:table-column-properties style:column-width="6.297cm"/>
    </style:style>
    <style:style style:name="Tabella2.C" style:family="table-column">
      <style:table-column-properties style:column-width="6.403cm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C1" style:family="table-cell">
      <style:table-cell-properties fo:padding="0.097cm" fo:border="0.05pt solid #000000"/>
    </style:style>
    <style:style style:name="Tabella2.A2" style:family="table-cell">
      <style:table-cell-properties fo:padding="0.097cm" fo:border-left="0.05pt solid #000000" fo:border-right="none" fo:border-top="none" fo:border-bottom="0.05pt solid #000000"/>
    </style:style>
    <style:style style:name="Tabella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" style:family="table">
      <style:table-properties style:width="17.013cm" fo:margin-left="0cm" table:align="left"/>
    </style:style>
    <style:style style:name="Tabella3.A" style:family="table-column">
      <style:table-column-properties style:column-width="4.313cm"/>
    </style:style>
    <style:style style:name="Tabella3.B" style:family="table-column">
      <style:table-column-properties style:column-width="6.297cm"/>
    </style:style>
    <style:style style:name="Tabella3.C" style:family="table-column">
      <style:table-column-properties style:column-width="6.403cm"/>
    </style:style>
    <style:style style:name="Tabel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.C1" style:family="table-cell">
      <style:table-cell-properties fo:padding="0.097cm" fo:border="0.05pt solid #000000"/>
    </style:style>
    <style:style style:name="Tabella3.A2" style:family="table-cell">
      <style:table-cell-properties fo:padding="0.097cm" fo:border-left="0.05pt solid #000000" fo:border-right="none" fo:border-top="none" fo:border-bottom="0.05pt solid #000000"/>
    </style:style>
    <style:style style:name="Tabella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3" style:family="table-row">
      <style:table-row-properties style:min-row-height="1.145cm"/>
    </style:style>
    <style:style style:name="Tabella4" style:family="table">
      <style:table-properties style:width="17.013cm" fo:margin-left="0cm" table:align="left"/>
    </style:style>
    <style:style style:name="Tabella4.A" style:family="table-column">
      <style:table-column-properties style:column-width="4.313cm"/>
    </style:style>
    <style:style style:name="Tabella4.B" style:family="table-column">
      <style:table-column-properties style:column-width="6.297cm"/>
    </style:style>
    <style:style style:name="Tabella4.C" style:family="table-column">
      <style:table-column-properties style:column-width="6.403cm"/>
    </style:style>
    <style:style style:name="Tabel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4.C1" style:family="table-cell">
      <style:table-cell-properties fo:padding="0.097cm" fo:border="0.05pt solid #000000"/>
    </style:style>
    <style:style style:name="Tabella4.A2" style:family="table-cell">
      <style:table-cell-properties fo:padding="0.097cm" fo:border-left="0.05pt solid #000000" fo:border-right="none" fo:border-top="none" fo:border-bottom="0.05pt solid #000000"/>
    </style:style>
    <style:style style:name="Tabella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" style:family="table">
      <style:table-properties style:width="17.013cm" fo:margin-left="0cm" table:align="left"/>
    </style:style>
    <style:style style:name="Tabella5.A" style:family="table-column">
      <style:table-column-properties style:column-width="4.313cm"/>
    </style:style>
    <style:style style:name="Tabella5.B" style:family="table-column">
      <style:table-column-properties style:column-width="6.297cm"/>
    </style:style>
    <style:style style:name="Tabella5.C" style:family="table-column">
      <style:table-column-properties style:column-width="6.403cm"/>
    </style:style>
    <style:style style:name="Tabel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5.C1" style:family="table-cell">
      <style:table-cell-properties fo:padding="0.097cm" fo:border="0.05pt solid #000000"/>
    </style:style>
    <style:style style:name="Tabella5.A2" style:family="table-cell">
      <style:table-cell-properties fo:padding="0.097cm" fo:border-left="0.05pt solid #000000" fo:border-right="none" fo:border-top="none" fo:border-bottom="0.05pt solid #000000"/>
    </style:style>
    <style:style style:name="Tabella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" style:family="table">
      <style:table-properties style:width="17.013cm" fo:margin-left="0cm" table:align="left"/>
    </style:style>
    <style:style style:name="Tabella6.A" style:family="table-column">
      <style:table-column-properties style:column-width="4.313cm"/>
    </style:style>
    <style:style style:name="Tabella6.B" style:family="table-column">
      <style:table-column-properties style:column-width="6.297cm"/>
    </style:style>
    <style:style style:name="Tabella6.C" style:family="table-column">
      <style:table-column-properties style:column-width="6.403cm"/>
    </style:style>
    <style:style style:name="Tabel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6.C1" style:family="table-cell">
      <style:table-cell-properties fo:padding="0.097cm" fo:border="0.05pt solid #000000"/>
    </style:style>
    <style:style style:name="Tabella6.A2" style:family="table-cell">
      <style:table-cell-properties fo:padding="0.097cm" fo:border-left="0.05pt solid #000000" fo:border-right="none" fo:border-top="none" fo:border-bottom="0.05pt solid #000000"/>
    </style:style>
    <style:style style:name="Tabella6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" style:family="table">
      <style:table-properties style:width="17.013cm" fo:margin-left="0cm" table:align="left"/>
    </style:style>
    <style:style style:name="Tabella7.A" style:family="table-column">
      <style:table-column-properties style:column-width="4.313cm"/>
    </style:style>
    <style:style style:name="Tabella7.B" style:family="table-column">
      <style:table-column-properties style:column-width="6.297cm"/>
    </style:style>
    <style:style style:name="Tabella7.C" style:family="table-column">
      <style:table-column-properties style:column-width="6.403cm"/>
    </style:style>
    <style:style style:name="Tabel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7.C1" style:family="table-cell">
      <style:table-cell-properties fo:padding="0.097cm" fo:border="0.05pt solid #000000"/>
    </style:style>
    <style:style style:name="Tabella7.A2" style:family="table-cell">
      <style:table-cell-properties fo:padding="0.097cm" fo:border-left="0.05pt solid #000000" fo:border-right="none" fo:border-top="none" fo:border-bottom="0.05pt solid #000000"/>
    </style:style>
    <style:style style:name="Tabella7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8" style:family="table">
      <style:table-properties style:width="17.013cm" fo:margin-left="0cm" table:align="left"/>
    </style:style>
    <style:style style:name="Tabella8.A" style:family="table-column">
      <style:table-column-properties style:column-width="4.313cm"/>
    </style:style>
    <style:style style:name="Tabella8.B" style:family="table-column">
      <style:table-column-properties style:column-width="6.297cm"/>
    </style:style>
    <style:style style:name="Tabella8.C" style:family="table-column">
      <style:table-column-properties style:column-width="6.403cm"/>
    </style:style>
    <style:style style:name="Tabella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8.C1" style:family="table-cell">
      <style:table-cell-properties fo:padding="0.097cm" fo:border="0.05pt solid #000000"/>
    </style:style>
    <style:style style:name="Tabella8.A2" style:family="table-cell">
      <style:table-cell-properties fo:padding="0.097cm" fo:border-left="0.05pt solid #000000" fo:border-right="none" fo:border-top="none" fo:border-bottom="0.05pt solid #000000"/>
    </style:style>
    <style:style style:name="Tabella8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9" style:family="table">
      <style:table-properties style:width="17.013cm" fo:margin-left="0cm" table:align="left"/>
    </style:style>
    <style:style style:name="Tabella9.A" style:family="table-column">
      <style:table-column-properties style:column-width="4.313cm"/>
    </style:style>
    <style:style style:name="Tabella9.B" style:family="table-column">
      <style:table-column-properties style:column-width="6.297cm"/>
    </style:style>
    <style:style style:name="Tabella9.C" style:family="table-column">
      <style:table-column-properties style:column-width="6.403cm"/>
    </style:style>
    <style:style style:name="Tabel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9.C1" style:family="table-cell">
      <style:table-cell-properties fo:padding="0.097cm" fo:border="0.05pt solid #000000"/>
    </style:style>
    <style:style style:name="Tabella9.A2" style:family="table-cell">
      <style:table-cell-properties fo:padding="0.097cm" fo:border-left="0.05pt solid #000000" fo:border-right="none" fo:border-top="none" fo:border-bottom="0.05pt solid #000000"/>
    </style:style>
    <style:style style:name="Tabella9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0" style:family="table">
      <style:table-properties style:width="17.013cm" fo:margin-left="0cm" table:align="left"/>
    </style:style>
    <style:style style:name="Tabella10.A" style:family="table-column">
      <style:table-column-properties style:column-width="4.313cm"/>
    </style:style>
    <style:style style:name="Tabella10.B" style:family="table-column">
      <style:table-column-properties style:column-width="6.297cm"/>
    </style:style>
    <style:style style:name="Tabella10.C" style:family="table-column">
      <style:table-column-properties style:column-width="6.403cm"/>
    </style:style>
    <style:style style:name="Tabella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0.C1" style:family="table-cell">
      <style:table-cell-properties fo:padding="0.097cm" fo:border="0.05pt solid #000000"/>
    </style:style>
    <style:style style:name="Tabella10.A2" style:family="table-cell">
      <style:table-cell-properties fo:padding="0.097cm" fo:border-left="0.05pt solid #000000" fo:border-right="none" fo:border-top="none" fo:border-bottom="0.05pt solid #000000"/>
    </style:style>
    <style:style style:name="Tabella10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end" style:justify-single-word="false"/>
      <style:text-properties fo:font-weight="bold" officeooo:rsid="0019a71e" officeooo:paragraph-rsid="0019a71e" style:font-weight-asian="bold" style:font-weight-complex="bold"/>
    </style:style>
    <style:style style:name="P2" style:family="paragraph" style:parent-style-name="Text_20_body">
      <style:text-properties fo:font-weight="bold" officeooo:paragraph-rsid="002aa505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weight="bold" officeooo:rsid="0026c566" officeooo:paragraph-rsid="0026c566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font-weight="bold" officeooo:rsid="0026c566" officeooo:paragraph-rsid="0027d251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weight="bold" officeooo:rsid="0026c566" officeooo:paragraph-rsid="0028e9d9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weight="bold" officeooo:rsid="0026c566" officeooo:paragraph-rsid="002aa505" style:font-weight-asian="bold" style:font-weight-complex="bold"/>
    </style:style>
    <style:style style:name="P7" style:family="paragraph" style:parent-style-name="Header">
      <style:paragraph-properties fo:text-align="end" style:justify-single-word="false"/>
      <style:text-properties fo:font-style="normal" fo:font-weight="bold" officeooo:rsid="0019a71e" officeooo:paragraph-rsid="0019a71e" style:font-style-asian="normal" style:font-weight-asian="bold" style:font-style-complex="normal" style:font-weight-complex="bold"/>
    </style:style>
    <style:style style:name="P8" style:family="paragraph" style:parent-style-name="Text_20_body">
      <style:text-properties fo:font-style="normal" officeooo:rsid="0025aa4f" officeooo:paragraph-rsid="0025aa4f" style:font-style-asian="normal" style:font-style-complex="normal"/>
    </style:style>
    <style:style style:name="P9" style:family="paragraph" style:parent-style-name="Text_20_body">
      <style:text-properties fo:font-style="normal" officeooo:rsid="0025aa4f" officeooo:paragraph-rsid="0026c566" style:font-style-asian="normal" style:font-style-complex="normal"/>
    </style:style>
    <style:style style:name="P10" style:family="paragraph" style:parent-style-name="Text_20_body">
      <style:text-properties fo:font-style="normal" officeooo:rsid="00323c61" officeooo:paragraph-rsid="00323c61" style:font-style-asian="normal" style:font-style-complex="normal"/>
    </style:style>
    <style:style style:name="P11" style:family="paragraph" style:parent-style-name="Text_20_body">
      <style:text-properties fo:font-style="normal" fo:font-weight="normal" officeooo:rsid="00323c61" officeooo:paragraph-rsid="00323c61" style:font-style-asian="normal" style:font-weight-asian="normal" style:font-style-complex="normal" style:font-weight-complex="normal"/>
    </style:style>
    <style:style style:name="P12" style:family="paragraph" style:parent-style-name="Text_20_body">
      <style:text-properties fo:font-style="normal" fo:font-weight="normal" officeooo:rsid="00333b90" officeooo:paragraph-rsid="00323c61" style:font-style-asian="normal" style:font-weight-asian="normal" style:font-style-complex="normal" style:font-weight-complex="normal"/>
    </style:style>
    <style:style style:name="P13" style:family="paragraph" style:parent-style-name="Text_20_body">
      <style:text-properties fo:font-style="normal" fo:font-weight="normal" officeooo:rsid="00333b90" officeooo:paragraph-rsid="00333b90" style:font-style-asian="normal" style:font-weight-asian="normal" style:font-style-complex="normal" style:font-weight-complex="normal"/>
    </style:style>
    <style:style style:name="P14" style:family="paragraph" style:parent-style-name="Text_20_body">
      <style:text-properties fo:font-style="normal" fo:font-weight="normal" officeooo:rsid="003490d8" officeooo:paragraph-rsid="00333b90" style:font-style-asian="normal" style:font-weight-asian="normal" style:font-style-complex="normal" style:font-weight-complex="normal"/>
    </style:style>
    <style:style style:name="P15" style:family="paragraph" style:parent-style-name="Text_20_body">
      <style:text-properties fo:font-style="normal" fo:font-weight="normal" officeooo:rsid="003490d8" officeooo:paragraph-rsid="003490d8" style:font-style-asian="normal" style:font-weight-asian="normal" style:font-style-complex="normal" style:font-weight-complex="normal"/>
    </style:style>
    <style:style style:name="P16" style:family="paragraph" style:parent-style-name="Footer">
      <style:paragraph-properties fo:text-align="end" style:justify-single-word="false"/>
    </style:style>
    <style:style style:name="P17" style:family="paragraph" style:parent-style-name="Text_20_body">
      <style:paragraph-properties fo:text-align="center" style:justify-single-word="false"/>
      <style:text-properties fo:font-size="16pt" style:font-size-asian="14pt" style:font-size-complex="16pt"/>
    </style:style>
    <style:style style:name="P18" style:family="paragraph" style:parent-style-name="Text_20_body">
      <style:paragraph-properties fo:text-align="center" style:justify-single-word="false"/>
      <style:text-properties fo:font-size="16pt" fo:font-style="italic" fo:font-weight="bold" officeooo:rsid="0019a71e" officeooo:paragraph-rsid="0019a71e" style:font-size-asian="14pt" style:font-style-asian="italic" style:font-weight-asian="bold" style:font-size-complex="16pt" style:font-style-complex="italic" style:font-weight-complex="bold"/>
    </style:style>
    <style:style style:name="P19" style:family="paragraph" style:parent-style-name="Text_20_body">
      <style:paragraph-properties fo:text-align="justify" style:justify-single-word="false"/>
      <style:text-properties style:text-position="0% 100%" fo:font-weight="normal" officeooo:paragraph-rsid="0019a71e" style:font-weight-asian="normal" style:font-weight-complex="normal"/>
    </style:style>
    <style:style style:name="P20" style:family="paragraph" style:parent-style-name="Text_20_body">
      <style:text-properties officeooo:paragraph-rsid="0019a71e"/>
    </style:style>
    <style:style style:name="P21" style:family="paragraph" style:parent-style-name="Text_20_body">
      <style:text-properties officeooo:rsid="0025aa4f" officeooo:paragraph-rsid="0025aa4f"/>
    </style:style>
    <style:style style:name="P22" style:family="paragraph" style:parent-style-name="Text_20_body">
      <style:text-properties officeooo:paragraph-rsid="0025aa4f"/>
    </style:style>
    <style:style style:name="P23" style:family="paragraph" style:parent-style-name="Text_20_body">
      <style:text-properties officeooo:paragraph-rsid="0027d251"/>
    </style:style>
    <style:style style:name="P24" style:family="paragraph" style:parent-style-name="Standard">
      <style:text-properties officeooo:paragraph-rsid="0027d251"/>
    </style:style>
    <style:style style:name="P25" style:family="paragraph" style:parent-style-name="Table_20_Contents">
      <style:text-properties officeooo:paragraph-rsid="0027d251"/>
    </style:style>
    <style:style style:name="P26" style:family="paragraph" style:parent-style-name="Text_20_body">
      <style:text-properties fo:font-weight="normal" officeooo:paragraph-rsid="0027d251" style:font-weight-asian="normal" style:font-weight-complex="normal"/>
    </style:style>
    <style:style style:name="P27" style:family="paragraph" style:parent-style-name="Text_20_body">
      <style:text-properties fo:font-weight="normal" officeooo:paragraph-rsid="0028e9d9" style:font-weight-asian="normal" style:font-weight-complex="normal"/>
    </style:style>
    <style:style style:name="P28" style:family="paragraph" style:parent-style-name="Text_20_body">
      <style:text-properties fo:font-weight="normal" officeooo:paragraph-rsid="003490d8" style:font-weight-asian="normal" style:font-weight-complex="normal"/>
    </style:style>
    <style:style style:name="P29" style:family="paragraph" style:parent-style-name="Text_20_body">
      <style:text-properties fo:font-weight="normal" officeooo:rsid="003490d8" officeooo:paragraph-rsid="003490d8" style:font-weight-asian="normal" style:font-weight-complex="normal"/>
    </style:style>
    <style:style style:name="P30" style:family="paragraph" style:parent-style-name="Text_20_body">
      <style:text-properties officeooo:paragraph-rsid="0028e9d9"/>
    </style:style>
    <style:style style:name="P31" style:family="paragraph" style:parent-style-name="Standard">
      <style:text-properties officeooo:paragraph-rsid="0028e9d9"/>
    </style:style>
    <style:style style:name="P32" style:family="paragraph" style:parent-style-name="Text_20_body">
      <style:text-properties officeooo:rsid="00323c61" officeooo:paragraph-rsid="00323c61"/>
    </style:style>
    <style:style style:name="P33" style:family="paragraph" style:parent-style-name="Text_20_body">
      <style:text-properties officeooo:paragraph-rsid="00323c61"/>
    </style:style>
    <style:style style:name="P34" style:family="paragraph" style:parent-style-name="Text_20_body">
      <style:text-properties fo:font-style="italic" fo:font-weight="bold" officeooo:rsid="00333b90" officeooo:paragraph-rsid="00333b90" style:font-style-asian="italic" style:font-weight-asian="bold" style:font-style-complex="italic" style:font-weight-complex="bold"/>
    </style:style>
    <style:style style:name="P35" style:family="paragraph" style:parent-style-name="Text_20_body">
      <style:text-properties fo:font-style="italic" fo:font-weight="bold" officeooo:rsid="003490d8" officeooo:paragraph-rsid="003490d8" style:font-style-asian="italic" style:font-weight-asian="bold" style:font-style-complex="italic" style:font-weight-complex="bold"/>
    </style:style>
    <style:style style:name="P36" style:family="paragraph" style:parent-style-name="Text_20_body">
      <style:text-properties officeooo:paragraph-rsid="00333b90"/>
    </style:style>
    <style:style style:name="P37" style:family="paragraph" style:parent-style-name="Text_20_body">
      <style:text-properties officeooo:paragraph-rsid="003490d8"/>
    </style:style>
    <style:style style:name="P38" style:family="paragraph" style:parent-style-name="Standard">
      <style:paragraph-properties fo:text-align="justify" style:justify-single-word="false"/>
      <style:text-properties fo:font-size="14pt" fo:font-style="normal" fo:font-weight="normal" officeooo:rsid="0019a71e" officeooo:paragraph-rsid="0025aa4f" style:font-size-asian="12.25pt" style:font-style-asian="normal" style:font-weight-asian="normal" style:font-size-complex="14pt" style:font-style-complex="normal" style:font-weight-complex="normal"/>
    </style:style>
    <style:style style:name="P39" style:family="paragraph" style:parent-style-name="Standard">
      <style:text-properties style:font-name="arial2" fo:font-size="11pt" officeooo:rsid="0027d251" officeooo:paragraph-rsid="0027d251"/>
    </style:style>
    <style:style style:name="P40" style:family="paragraph" style:parent-style-name="Table_20_Contents">
      <style:text-properties style:font-name="arial2" fo:font-size="11pt" officeooo:rsid="0027d251" officeooo:paragraph-rsid="0027d251"/>
    </style:style>
    <style:style style:name="P41" style:family="paragraph" style:parent-style-name="Standard">
      <style:text-properties style:font-name="arial2" fo:font-size="11pt" officeooo:rsid="0027d251" officeooo:paragraph-rsid="0028e9d9"/>
    </style:style>
    <style:style style:name="P42" style:family="paragraph" style:parent-style-name="Table_20_Contents">
      <style:paragraph-properties fo:text-align="center" style:justify-single-word="false"/>
      <style:text-properties style:font-name="arial2" fo:font-size="11pt" officeooo:rsid="0027d251" officeooo:paragraph-rsid="0027d251"/>
    </style:style>
    <style:style style:name="P43" style:family="paragraph" style:parent-style-name="Standard">
      <style:text-properties style:font-name="arial2" fo:font-size="11pt" officeooo:rsid="0028e9d9" officeooo:paragraph-rsid="0028e9d9"/>
    </style:style>
    <style:style style:name="P44" style:family="paragraph" style:parent-style-name="Table_20_Contents">
      <style:text-properties style:font-name="arial2" fo:font-size="11pt" officeooo:rsid="0028e9d9" officeooo:paragraph-rsid="0028e9d9"/>
    </style:style>
    <style:style style:name="P45" style:family="paragraph" style:parent-style-name="Table_20_Contents">
      <style:paragraph-properties fo:text-align="center" style:justify-single-word="false"/>
      <style:text-properties style:font-name="arial2" fo:font-size="11pt" officeooo:rsid="0028e9d9" officeooo:paragraph-rsid="0028e9d9"/>
    </style:style>
    <style:style style:name="P46" style:family="paragraph" style:parent-style-name="Standard">
      <style:text-properties style:font-name="arial2" fo:font-size="11pt" fo:font-weight="normal" officeooo:rsid="002c6273" officeooo:paragraph-rsid="002c6273" style:font-weight-asian="normal" style:font-weight-complex="normal"/>
    </style:style>
    <style:style style:name="P47" style:family="paragraph" style:parent-style-name="Table_20_Contents">
      <style:paragraph-properties fo:text-align="center" style:justify-single-word="false"/>
      <style:text-properties style:font-name="arial2" fo:font-size="11pt" fo:font-weight="normal" officeooo:rsid="002aa505" officeooo:paragraph-rsid="002aa505" style:font-weight-asian="normal" style:font-weight-complex="normal"/>
    </style:style>
    <style:style style:name="P48" style:family="paragraph" style:parent-style-name="Table_20_Contents">
      <style:text-properties style:font-name="arial2" fo:font-size="11pt" officeooo:rsid="003002b5" officeooo:paragraph-rsid="0031342a"/>
    </style:style>
    <style:style style:name="P49" style:family="paragraph" style:parent-style-name="Table_20_Contents">
      <style:text-properties style:font-name="arial2" fo:font-size="11pt" officeooo:rsid="0031342a" officeooo:paragraph-rsid="0031342a"/>
    </style:style>
    <style:style style:name="P50" style:family="paragraph" style:parent-style-name="Table_20_Contents">
      <style:text-properties style:font-name="arial2" fo:font-size="11pt" fo:font-style="normal" officeooo:rsid="003002b5" officeooo:paragraph-rsid="0031342a" style:font-style-asian="normal" style:font-style-complex="normal"/>
    </style:style>
    <style:style style:name="P51" style:family="paragraph" style:parent-style-name="Table_20_Contents">
      <style:text-properties style:font-name="arial2" fo:font-size="11pt" fo:font-style="normal" officeooo:rsid="0031342a" officeooo:paragraph-rsid="0031342a" style:font-style-asian="normal" style:font-style-complex="normal"/>
    </style:style>
    <style:style style:name="P52" style:family="paragraph" style:parent-style-name="Text_20_body">
      <style:text-properties style:font-name="arial2" fo:font-size="11pt" fo:font-style="normal" fo:font-weight="normal" officeooo:rsid="003490d8" officeooo:paragraph-rsid="003490d8" style:font-style-asian="normal" style:font-weight-asian="normal" style:font-style-complex="normal" style:font-weight-complex="normal"/>
    </style:style>
    <style:style style:name="P53" style:family="paragraph" style:parent-style-name="Text_20_body">
      <style:paragraph-properties fo:break-before="page"/>
      <style:text-properties style:font-name="arial2" fo:font-size="11pt" fo:font-style="normal" fo:font-weight="normal" officeooo:rsid="003490d8" officeooo:paragraph-rsid="003490d8" style:font-style-asian="normal" style:font-weight-asian="normal" style:font-style-complex="normal" style:font-weight-complex="normal"/>
    </style:style>
    <style:style style:name="P54" style:family="paragraph" style:parent-style-name="Standard">
      <style:text-properties officeooo:paragraph-rsid="002aa505"/>
    </style:style>
    <style:style style:name="P55" style:family="paragraph" style:parent-style-name="Standard">
      <style:text-properties officeooo:paragraph-rsid="002c6273"/>
    </style:style>
    <style:style style:name="P56" style:family="paragraph" style:parent-style-name="Table_20_Contents">
      <style:paragraph-properties fo:text-align="center" style:justify-single-word="false"/>
      <style:text-properties officeooo:rsid="0026c566" officeooo:paragraph-rsid="0026c566"/>
    </style:style>
    <style:style style:name="P57" style:family="paragraph" style:parent-style-name="Table_20_Contents">
      <style:text-properties officeooo:paragraph-rsid="0026c566"/>
    </style:style>
    <style:style style:name="P58" style:family="paragraph" style:parent-style-name="Table_20_Contents">
      <style:text-properties officeooo:paragraph-rsid="0026d0ee"/>
    </style:style>
    <style:style style:name="P59" style:family="paragraph" style:parent-style-name="Table_20_Contents">
      <style:paragraph-properties fo:text-align="center" style:justify-single-word="false"/>
      <style:text-properties officeooo:rsid="0027d251" officeooo:paragraph-rsid="0027d251"/>
    </style:style>
    <style:style style:name="P60" style:family="paragraph" style:parent-style-name="Table_20_Contents">
      <style:paragraph-properties fo:text-align="center" style:justify-single-word="false"/>
      <style:text-properties officeooo:paragraph-rsid="0028e9d9"/>
    </style:style>
    <style:style style:name="P61" style:family="paragraph" style:parent-style-name="Table_20_Contents">
      <style:paragraph-properties fo:text-align="center" style:justify-single-word="false"/>
      <style:text-properties officeooo:rsid="0028e9d9" officeooo:paragraph-rsid="0028e9d9"/>
    </style:style>
    <style:style style:name="P62" style:family="paragraph" style:parent-style-name="Table_20_Contents">
      <style:text-properties officeooo:rsid="002c6273" officeooo:paragraph-rsid="002c6273"/>
    </style:style>
    <style:style style:name="P63" style:family="paragraph" style:parent-style-name="Table_20_Contents">
      <style:text-properties officeooo:rsid="002e2077" officeooo:paragraph-rsid="002e2077"/>
    </style:style>
    <style:style style:name="P64" style:family="paragraph" style:parent-style-name="Table_20_Contents">
      <style:text-properties officeooo:paragraph-rsid="0031342a"/>
    </style:style>
    <style:style style:name="P6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6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7" style:family="paragraph" style:parent-style-name="Contents_20_Heading">
      <style:paragraph-properties fo:break-before="page"/>
    </style:style>
    <style:style style:name="P68" style:family="paragraph" style:parent-style-name="Heading_20_1">
      <style:paragraph-properties fo:break-before="page"/>
      <style:text-properties officeooo:rsid="0019a71e" officeooo:paragraph-rsid="0019a71e"/>
    </style:style>
    <style:style style:name="P69" style:family="paragraph" style:parent-style-name="Heading_20_1">
      <style:paragraph-properties fo:break-before="page"/>
      <style:text-properties officeooo:rsid="0025aa4f" officeooo:paragraph-rsid="0025aa4f"/>
    </style:style>
    <style:style style:name="P70" style:family="paragraph" style:parent-style-name="Heading_20_1">
      <style:paragraph-properties fo:break-before="page"/>
      <style:text-properties officeooo:rsid="00323c61" officeooo:paragraph-rsid="00323c61"/>
    </style:style>
    <style:style style:name="P71" style:family="paragraph" style:parent-style-name="Heading_20_2">
      <style:text-properties officeooo:rsid="0026c566" officeooo:paragraph-rsid="0026c566"/>
    </style:style>
    <style:style style:name="P72" style:family="paragraph" style:parent-style-name="Heading_20_2">
      <style:text-properties officeooo:rsid="0027d251" officeooo:paragraph-rsid="0027d251"/>
    </style:style>
    <style:style style:name="P73" style:family="paragraph" style:parent-style-name="Heading_20_2">
      <style:text-properties officeooo:rsid="0028e9d9" officeooo:paragraph-rsid="0028e9d9"/>
    </style:style>
    <style:style style:name="P74" style:family="paragraph" style:parent-style-name="Heading_20_2">
      <style:text-properties officeooo:rsid="002aa505" officeooo:paragraph-rsid="002aa505"/>
    </style:style>
    <style:style style:name="P75" style:family="paragraph" style:parent-style-name="Heading_20_2">
      <style:text-properties officeooo:rsid="00323c61" officeooo:paragraph-rsid="00323c61"/>
    </style:style>
    <style:style style:name="P76" style:family="paragraph" style:parent-style-name="Heading_20_2">
      <style:text-properties officeooo:rsid="003490d8" officeooo:paragraph-rsid="003490d8"/>
    </style:style>
    <style:style style:name="P77" style:family="paragraph" style:parent-style-name="Text_20_body">
      <style:text-properties fo:font-style="normal" fo:font-weight="normal" officeooo:rsid="003490d8" officeooo:paragraph-rsid="003490d8" style:font-style-asian="normal" style:font-weight-asian="normal" style:font-style-complex="normal" style:font-weight-complex="normal"/>
    </style:style>
    <style:style style:name="P78" style:family="paragraph" style:parent-style-name="Text_20_body">
      <style:text-properties officeooo:paragraph-rsid="00323c61"/>
    </style:style>
    <style:style style:name="P79" style:family="paragraph" style:parent-style-name="Text_20_body">
      <style:text-properties fo:font-variant="normal" fo:text-transform="none" fo:color="#000000" loext:opacity="100%" style:font-name="arial2" fo:font-size="11pt" fo:letter-spacing="normal" fo:font-style="normal" fo:font-weight="normal" officeooo:rsid="00323c61" officeooo:paragraph-rsid="00381d15" style:font-style-asian="normal" style:font-weight-asian="normal" style:font-style-complex="normal" style:font-weight-complex="normal"/>
    </style:style>
    <style:style style:name="P80" style:family="paragraph" style:parent-style-name="Text_20_body">
      <style:text-properties fo:color="#000000" loext:opacity="100%" fo:font-style="normal" fo:font-weight="normal" officeooo:rsid="00323c61" officeooo:paragraph-rsid="00323c61" style:font-style-asian="normal" style:font-weight-asian="normal" style:font-style-complex="normal" style:font-weight-complex="normal"/>
    </style:style>
    <style:style style:name="T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" style:family="text">
      <style:text-properties fo:font-style="italic" fo:font-weight="normal" officeooo:rsid="0025aa4f" style:font-style-asian="italic" style:font-weight-asian="normal" style:font-style-complex="italic" style:font-weight-complex="normal"/>
    </style:style>
    <style:style style:name="T3" style:family="text">
      <style:text-properties fo:font-style="italic" fo:font-weight="normal" officeooo:rsid="00323c61" style:font-style-asian="italic" style:font-weight-asian="normal" style:font-style-complex="italic" style:font-weight-complex="normal"/>
    </style:style>
    <style:style style:name="T4" style:family="text">
      <style:text-properties fo:font-style="italic" fo:font-weight="normal" officeooo:rsid="00333b90" style:font-style-asian="italic" style:font-weight-asian="normal" style:font-style-complex="italic" style:font-weight-complex="normal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3002b5" style:font-style-asian="italic" style:font-style-complex="italic"/>
    </style:style>
    <style:style style:name="T7" style:family="text">
      <style:text-properties fo:font-style="italic" officeooo:rsid="0031342a" style:font-style-asian="italic" style:font-style-complex="italic"/>
    </style:style>
    <style:style style:name="T8" style:family="text">
      <style:text-properties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fo:font-style="italic" fo:font-weight="bold" officeooo:rsid="00323c61" style:font-style-asian="italic" style:font-weight-asian="bold" style:font-style-complex="italic" style:font-weight-complex="bold"/>
    </style:style>
    <style:style style:name="T10" style:family="text">
      <style:text-properties fo:font-style="italic" fo:font-weight="bold" officeooo:rsid="00333b90" style:font-style-asian="italic" style:font-weight-asian="bold" style:font-style-complex="italic" style:font-weight-complex="bold"/>
    </style:style>
    <style:style style:name="T11" style:family="text">
      <style:text-properties fo:font-style="italic" fo:font-weight="bold" officeooo:rsid="003490d8" style:font-style-asian="italic" style:font-weight-asian="bold" style:font-style-complex="italic" style:font-weight-complex="bold"/>
    </style:style>
    <style:style style:name="T12" style:family="text">
      <style:text-properties fo:font-style="italic" fo:font-weight="bold" officeooo:rsid="00381d15" style:font-style-asian="italic" style:font-weight-asian="bold" style:font-style-complex="italic" style:font-weight-complex="bold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fo:font-style="normal" officeooo:rsid="0031342a" style:font-style-asian="normal" style:font-style-complex="normal"/>
    </style:style>
    <style:style style:name="T1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normal" officeooo:rsid="00323c61" style:font-style-asian="normal" style:font-weight-asian="normal" style:font-style-complex="normal" style:font-weight-complex="normal"/>
    </style:style>
    <style:style style:name="T18" style:family="text">
      <style:text-properties fo:font-style="normal" fo:font-weight="normal" officeooo:rsid="00333b90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03490d8" style:font-style-asian="normal" style:font-weight-asian="normal" style:font-style-complex="normal" style:font-weight-complex="normal"/>
    </style:style>
    <style:style style:name="T20" style:family="text">
      <style:text-properties style:font-name="arial2" fo:font-size="11pt"/>
    </style:style>
    <style:style style:name="T21" style:family="text">
      <style:text-properties style:font-name="arial2" fo:font-size="11pt" officeooo:rsid="0027d251"/>
    </style:style>
    <style:style style:name="T22" style:family="text">
      <style:text-properties style:font-name="arial2" fo:font-size="11pt" officeooo:rsid="0028e9d9"/>
    </style:style>
    <style:style style:name="T23" style:family="text">
      <style:text-properties style:font-name="arial2" fo:font-size="11pt" officeooo:rsid="002c6273"/>
    </style:style>
    <style:style style:name="T24" style:family="text">
      <style:text-properties style:font-name="arial2" fo:font-size="11pt" fo:font-weight="normal" officeooo:rsid="0028e9d9" style:font-weight-asian="normal" style:font-weight-complex="normal"/>
    </style:style>
    <style:style style:name="T25" style:family="text">
      <style:text-properties style:font-name="arial2" fo:font-size="11pt" fo:font-weight="normal" officeooo:rsid="002c6273" style:font-weight-asian="normal" style:font-weight-complex="normal"/>
    </style:style>
    <style:style style:name="T26" style:family="text">
      <style:text-properties style:font-name="arial2" fo:font-size="11pt" officeooo:rsid="002e2077"/>
    </style:style>
    <style:style style:name="T27" style:family="text">
      <style:text-properties style:font-name="arial2" fo:font-size="11pt" officeooo:rsid="003002b5"/>
    </style:style>
    <style:style style:name="T28" style:family="text">
      <style:text-properties style:font-name="arial2" fo:font-size="11pt" officeooo:rsid="0031342a"/>
    </style:style>
    <style:style style:name="T29" style:family="text">
      <style:text-properties style:font-name="arial2" fo:font-size="11pt" fo:font-style="normal" fo:font-weight="normal" style:font-style-asian="normal" style:font-weight-asian="normal" style:font-style-complex="normal" style:font-weight-complex="normal"/>
    </style:style>
    <style:style style:name="T30" style:family="text">
      <style:text-properties style:font-name="arial2" fo:font-size="11pt" fo:font-style="normal" fo:font-weight="normal" officeooo:rsid="00323c61" style:font-style-asian="normal" style:font-weight-asian="normal" style:font-style-complex="normal" style:font-weight-complex="normal"/>
    </style:style>
    <style:style style:name="T31" style:family="text">
      <style:text-properties style:font-name="arial2" fo:font-size="11pt" fo:font-style="normal" fo:font-weight="normal" officeooo:rsid="00333b90" style:font-style-asian="normal" style:font-weight-asian="normal" style:font-style-complex="normal" style:font-weight-complex="normal"/>
    </style:style>
    <style:style style:name="T32" style:family="text">
      <style:text-properties style:font-name="arial2" fo:font-size="11pt" fo:font-style="normal" fo:font-weight="normal" officeooo:rsid="003490d8" style:font-style-asian="normal" style:font-weight-asian="normal" style:font-style-complex="normal" style:font-weight-complex="normal"/>
    </style:style>
    <style:style style:name="T33" style:family="text">
      <style:text-properties officeooo:rsid="002c6273"/>
    </style:style>
    <style:style style:name="T34" style:family="text">
      <style:text-properties officeooo:rsid="003002b5"/>
    </style:style>
    <style:style style:name="T35" style:family="text">
      <style:text-properties officeooo:rsid="00381d1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0.85cm, 10.957cm, 4.18cm, 12.416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8">SpottyThings</text:p>
      <text:p text:style-name="P38"/>
      <text:p text:style-name="P38">Documento di specifica dei requisiti funzionali e non funzionali con diagrammi dei casi d’uso, tabelle, <text:bookmark text:name="_GoBack"/>diagrammi di contesto e dei componenti.</text:p>
      <text:table-of-content text:style-name="Sect1" text:protected="true" text:name="Indice generale1">
        <text:table-of-content-source text:outline-level="10">
          <text:index-title-template text:style-name="Contents_20_Heading">Indice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dice generale1_Head">
            <text:p text:style-name="P67">Indice</text:p>
          </text:index-title>
          <text:p text:style-name="P65"><text:a xlink:type="simple" xlink:href="#__RefHeading___Toc211_1698590011" text:style-name="Index_20_Link" text:visited-style-name="Index_20_Link">Scopo del documento<text:tab/>3</text:a></text:p>
          <text:p text:style-name="P65"><text:a xlink:type="simple" xlink:href="#__RefHeading___Toc3035_2918665869" text:style-name="Index_20_Link" text:visited-style-name="Index_20_Link">Requisiti funzionali<text:tab/>4</text:a></text:p>
          <text:p text:style-name="P65"><text:a xlink:type="simple" xlink:href="#__RefHeading___Toc3037_2918665869" text:style-name="Index_20_Link" text:visited-style-name="Index_20_Link">Requisiti non funzionali<text:tab/>5</text:a></text:p>
          <text:p text:style-name="P66"><text:a xlink:type="simple" xlink:href="#__RefHeading___Toc1006_2716549688" text:style-name="Index_20_Link" text:visited-style-name="Index_20_Link">Sicurezza<text:tab/>5</text:a></text:p>
          <text:p text:style-name="P66"><text:a xlink:type="simple" xlink:href="#__RefHeading___Toc583_3031824570" text:style-name="Index_20_Link" text:visited-style-name="Index_20_Link">Portabilità<text:tab/>5</text:a></text:p>
          <text:p text:style-name="P66"><text:a xlink:type="simple" xlink:href="#__RefHeading___Toc585_3031824570" text:style-name="Index_20_Link" text:visited-style-name="Index_20_Link">Usabilità<text:tab/>6</text:a></text:p>
          <text:p text:style-name="P66"><text:a xlink:type="simple" xlink:href="#__RefHeading___Toc587_3031824570" text:style-name="Index_20_Link" text:visited-style-name="Index_20_Link">Accessibilità<text:tab/>6</text:a></text:p>
          <text:p text:style-name="P66"><text:a xlink:type="simple" xlink:href="#__RefHeading___Toc589_3031824570" text:style-name="Index_20_Link" text:visited-style-name="Index_20_Link">Privacy<text:tab/>7</text:a></text:p>
          <text:p text:style-name="P66"><text:a xlink:type="simple" xlink:href="#__RefHeading___Toc591_3031824570" text:style-name="Index_20_Link" text:visited-style-name="Index_20_Link">Prestazioni<text:tab/>8</text:a></text:p>
          <text:p text:style-name="P66"><text:a xlink:type="simple" xlink:href="#__RefHeading___Toc593_3031824570" text:style-name="Index_20_Link" text:visited-style-name="Index_20_Link">Robustezza<text:tab/>8</text:a></text:p>
          <text:p text:style-name="P66"><text:a xlink:type="simple" xlink:href="#__RefHeading___Toc595_3031824570" text:style-name="Index_20_Link" text:visited-style-name="Index_20_Link">Localizzazione<text:tab/>8</text:a></text:p>
          <text:p text:style-name="P66"><text:a xlink:type="simple" xlink:href="#__RefHeading___Toc597_3031824570" text:style-name="Index_20_Link" text:visited-style-name="Index_20_Link">Operatività<text:tab/>8</text:a></text:p>
          <text:p text:style-name="P66"><text:a xlink:type="simple" xlink:href="#__RefHeading___Toc599_3031824570" text:style-name="Index_20_Link" text:visited-style-name="Index_20_Link">Capacità<text:tab/>9</text:a></text:p>
          <text:p text:style-name="P65"><text:a xlink:type="simple" xlink:href="#__RefHeading___Toc2868_493941056" text:style-name="Index_20_Link" text:visited-style-name="Index_20_Link">Analisi del contesto<text:tab/>10</text:a></text:p>
          <text:p text:style-name="P66"><text:a xlink:type="simple" xlink:href="#__RefHeading___Toc2870_493941056" text:style-name="Index_20_Link" text:visited-style-name="Index_20_Link">Attori<text:tab/>10</text:a></text:p>
          <text:p text:style-name="P66"><text:a xlink:type="simple" xlink:href="#__RefHeading___Toc908_2183642827" text:style-name="Index_20_Link" text:visited-style-name="Index_20_Link">Sistemi esterni<text:tab/>10</text:a></text:p>
          <text:p text:style-name="P66"><text:a xlink:type="simple" xlink:href="#__RefHeading___Toc910_2183642827" text:style-name="Index_20_Link" text:visited-style-name="Index_20_Link">Diagramma di contesto<text:tab/>12</text:a></text:p>
        </text:index-body>
      </text:table-of-content>
      <text:p text:style-name="P19"/>
      <text:h text:style-name="P68" text:outline-level="1"><text:bookmark-start text:name="__RefHeading___Toc211_1698590011"/>Scopo del documento<text:bookmark-end text:name="__RefHeading___Toc211_1698590011"/></text:h>
      <text:p text:style-name="P20"/>
      <text:p text:style-name="P21">Con il presente documento si intende effettuare una specifica dei vari requisiti funzionali e non funzionali aggiungendo ulteriori dettagli. Rispetto al documento <text:span text:style-name="T5">D1-T25</text:span><text:span text:style-name="T14">, verrà effettuata una modellazione mediante UML dei requisiti funzionali (diagramma dei casi d’uso) dei vari requisiti funzionali e poi un’ulteriore descrizione in linguaggio naturale minimamente strutturato oppure mediante diagramma di stato, diagramma della attività o swimlanes.</text:span></text:p>
      <text:p text:style-name="P8">Inoltre verrà fatta una tabella per organizzare i requisiti non funzionali e mettere in evidenza le misure utilizzabili per verificare l’effettivo soddisfacimento del preciso requisito nel nostro sistema.</text:p>
      <text:p text:style-name="P8">Verrà inserito anche un diagramma del contesto per specificare i vari sistemi esterni con cui si interagisce e i corrispettivi flussi di informazione.</text:p>
      <text:p text:style-name="P8">Infine un diagramma dei componenti sarà aggiunto … .</text:p>
      <text:h text:style-name="P69" text:outline-level="1"><text:bookmark-start text:name="__RefHeading___Toc3035_2918665869"/>Requisiti funzionali<text:bookmark-end text:name="__RefHeading___Toc3035_2918665869"/></text:h>
      <text:p text:style-name="P22"/>
      <text:p text:style-name="P21">Nel presente capitolo vengono riportati i requisiti funzionali del progetto <text:span text:style-name="T5">SpottyThings </text:span><text:span text:style-name="T14">mediante dei diagrammi dei casi d’uso di UML e una descrizione o in linguaggio naturale o con ulteriori diagrammi UML.</text:span></text:p>
      <text:h text:style-name="P69" text:outline-level="1"><text:bookmark-start text:name="__RefHeading___Toc3037_2918665869"/>Requisiti non funzionali<text:bookmark-end text:name="__RefHeading___Toc3037_2918665869"/></text:h>
      <text:p text:style-name="P21"/>
      <text:p text:style-name="P21">Nel seguente capitolo riportiamo una tabella in cui organizziamo i vari requisiti non funzionali di <text:span text:style-name="T5">SpottyThings </text:span><text:span text:style-name="T14">in una tabella con il titolo del requisito non funzionale, una sua breve descrizione e la misura usata per verificarne l’attuazione.</text:span></text:p>
      <text:p text:style-name="P9"/>
      <text:h text:style-name="P71" text:outline-level="2"><text:bookmark-start text:name="__RefHeading___Toc1006_2716549688"/>Sicurezza<text:bookmark-end text:name="__RefHeading___Toc1006_2716549688"/></text:h>
      <text:p text:style-name="P9"/>
      <table:table table:name="Tabella1" table:style-name="Tabella1">
        <table:table-column table:style-name="Tabella1.A"/>
        <table:table-column table:style-name="Tabella1.B"/>
        <table:table-column table:style-name="Tabella1.C"/>
        <table:table-row table:style-name="TableLine140258367397504">
          <table:table-cell table:style-name="Tabella1.A1" office:value-type="string">
            <text:p text:style-name="P3">Titolo</text:p>
          </table:table-cell>
          <table:table-cell table:style-name="Tabella1.A1" office:value-type="string">
            <text:p text:style-name="P3">Descrizione</text:p>
          </table:table-cell>
          <table:table-cell table:style-name="Tabella1.C1" office:value-type="string">
            <text:p text:style-name="P3">Misura</text:p>
          </table:table-cell>
        </table:table-row>
        <table:table-row table:style-name="TableLine140258367422544">
          <table:table-cell table:style-name="Tabella1.A2" office:value-type="string">
            <text:p text:style-name="P56">Strong password.</text:p>
          </table:table-cell>
          <table:table-cell table:style-name="Tabella1.A2" office:value-type="string">
            <text:p text:style-name="P58">La password deve essere robusta.</text:p>
          </table:table-cell>
          <table:table-cell table:style-name="Tabella1.C2" office:value-type="string">
            <text:p text:style-name="P57">Deve contenere almeno 8 caratteri di cui almeno una lettera maiuscola, <text:s text:c="2"/>una minuscola, un numero e un carattere speciale tra i seguenti: ! ” £ $ % &amp; ? € ^ =.</text:p>
          </table:table-cell>
        </table:table-row>
        <table:table-row table:style-name="TableLine140258367413696">
          <table:table-cell table:style-name="Tabella1.A2" office:value-type="string">
            <text:p text:style-name="P56">Ripristino password.</text:p>
          </table:table-cell>
          <table:table-cell table:style-name="Tabella1.A2" office:value-type="string">
            <text:p text:style-name="P57">Il ripristino della password deve avvenire in maniera sicura e secondo una procedura precisa.</text:p>
          </table:table-cell>
          <table:table-cell table:style-name="Tabella1.C2" office:value-type="string">
            <text:p text:style-name="P57">Accesso a un link di ripristino inviato via mail all’utente, da cui accedere alla schermata di scelta nuova password.</text:p>
          </table:table-cell>
        </table:table-row>
        <table:table-row table:style-name="TableLine140258367393776">
          <table:table-cell table:style-name="Tabella1.A2" office:value-type="string">
            <text:p text:style-name="P56">Cambio password.</text:p>
          </table:table-cell>
          <table:table-cell table:style-name="Tabella1.A2" office:value-type="string">
            <text:p text:style-name="P57">La modifica della password deve avvenire in maniera sicura e secondo una procedura precisa.</text:p>
          </table:table-cell>
          <table:table-cell table:style-name="Tabella1.C2" office:value-type="string">
            <text:p text:style-name="P57">Prima di scegliere la nuova password, deve venire inserita due volte la password precedente.</text:p>
          </table:table-cell>
        </table:table-row>
        <table:table-row table:style-name="TableLine140258367378704">
          <table:table-cell table:style-name="Tabella1.A2" office:value-type="string">
            <text:p text:style-name="P56">Blocco account.</text:p>
          </table:table-cell>
          <table:table-cell table:style-name="Tabella1.A2" office:value-type="string">
            <text:p text:style-name="P57">Per proteggere il profilo degli utenti, il tentativo di accesso all’account da parte di terzi deve venire ostacolato.</text:p>
          </table:table-cell>
          <table:table-cell table:style-name="Tabella1.C2" office:value-type="string">
            <text:p text:style-name="P57">Dopo 4 tentativi di accesso con password errata verrà bloccato l’account. Sarà necessario accedere ad un link inviato via mail e reimpostare la password.</text:p>
          </table:table-cell>
        </table:table-row>
        <table:table-row table:style-name="TableLine140258910051504">
          <table:table-cell table:style-name="Tabella1.A2" office:value-type="string">
            <text:p text:style-name="P56">Autenticazione a due fattori.</text:p>
          </table:table-cell>
          <table:table-cell table:style-name="Tabella1.A2" office:value-type="string">
            <text:p text:style-name="P57">Il sistema prevede facoltativamente un ulteriore protezione del profilo in fase di login.</text:p>
          </table:table-cell>
          <table:table-cell table:style-name="Tabella1.C2" office:value-type="string">
            <text:p text:style-name="P57">In fase di login, dopo le credenziale viene richiesto un codice di conferma a 6 cifre mandato al numero di telefono indicato dall’utente.</text:p>
          </table:table-cell>
        </table:table-row>
        <table:table-row table:style-name="TableLine140258910028624">
          <table:table-cell table:style-name="Tabella1.A2" office:value-type="string">
            <text:p text:style-name="P56">Sicurezza dei pagamenti.</text:p>
          </table:table-cell>
          <table:table-cell table:style-name="Tabella1.A2" office:value-type="string">
            <text:p text:style-name="P57">I dati inseriti dall’utente per i metodi di pagamento non devono venire intercettati da terzi.</text:p>
          </table:table-cell>
          <table:table-cell table:style-name="Tabella1.C2" office:value-type="string">
            <text:p text:style-name="P57">Il sistema supporterà un sistema di sicurezza di livello trasporto da TLS 1.0 a TLS 1.3 <text:span text:style-name="T33">e userà il protocollo https </text:span><text:span text:style-name="T34">(come tra l’altro richiesto dal articolo 32 del GDPR (</text:span><text:span text:style-name="T6">Sicurezza del trattamento</text:span><text:span text:style-name="T34">, ovvero vengono messe in atto misure per garantire un livello di sicurezza per i dati in possesso).</text:span></text:p>
          </table:table-cell>
        </table:table-row>
      </table:table>
      <text:p text:style-name="P9"/>
      <text:h text:style-name="P72" text:outline-level="2"><text:bookmark-start text:name="__RefHeading___Toc583_3031824570"/>Portabilità<text:bookmark-end text:name="__RefHeading___Toc583_3031824570"/></text:h>
      <text:p text:style-name="P26"/>
      <table:table table:name="Tabella2" table:style-name="Tabella2">
        <table:table-column table:style-name="Tabella2.A"/>
        <table:table-column table:style-name="Tabella2.B"/>
        <table:table-column table:style-name="Tabella2.C"/>
        <table:table-row table:style-name="TableLine140258910033536">
          <table:table-cell table:style-name="Tabella2.A1" office:value-type="string">
            <text:p text:style-name="P4">Titolo</text:p>
          </table:table-cell>
          <table:table-cell table:style-name="Tabella2.A1" office:value-type="string">
            <text:p text:style-name="P4">Descrizione</text:p>
          </table:table-cell>
          <table:table-cell table:style-name="Tabella2.C1" office:value-type="string">
            <text:p text:style-name="P4">Misura</text:p>
          </table:table-cell>
        </table:table-row>
        <table:table-row table:style-name="TableLine140258367435664">
          <table:table-cell table:style-name="Tabella2.A2" office:value-type="string">
            <text:p text:style-name="P42">Versioni supportate di <text:soft-page-break/>Google Chrome.</text:p>
          </table:table-cell>
          <table:table-cell table:style-name="Tabella2.A2" office:value-type="string">
            <text:p text:style-name="P40">L’applicazione web deve <text:soft-page-break/>funzionare correttamente su Google Chrome.</text:p>
          </table:table-cell>
          <table:table-cell table:style-name="Tabella2.C2" office:value-type="string">
            <text:p text:style-name="P40">L’applicazione sarà compatibile a <text:soft-page-break/>partire dalla versione 97.0.4692 del 4 gennaio 2022.</text:p>
          </table:table-cell>
        </table:table-row>
        <table:table-row table:style-name="TableLine140258367443856">
          <table:table-cell table:style-name="Tabella2.A2" office:value-type="string">
            <text:p text:style-name="P42">Versioni supportate di Mozilla Firefox.</text:p>
          </table:table-cell>
          <table:table-cell table:style-name="Tabella2.A2" office:value-type="string">
            <text:p text:style-name="P40">L’applicazione web deve funzionare correttamente su Mozilla Firefox.</text:p>
          </table:table-cell>
          <table:table-cell table:style-name="Tabella2.C2" office:value-type="string">
            <text:p text:style-name="P40">L’applicazione sarà compatibile <text:s/>a partire dalla versione Firefox 96.0.3 del 27 gennaio 2022.</text:p>
          </table:table-cell>
        </table:table-row>
        <table:table-row table:style-name="TableLine140258367444128">
          <table:table-cell table:style-name="Tabella2.A2" office:value-type="string">
            <text:p text:style-name="P42">Versioni supportate di Safari.</text:p>
          </table:table-cell>
          <table:table-cell table:style-name="Tabella2.A2" office:value-type="string">
            <text:p text:style-name="P40">L’applicazione web deve funzionare correttamente su Safari.</text:p>
          </table:table-cell>
          <table:table-cell table:style-name="Tabella2.C2" office:value-type="string">
            <text:p text:style-name="P40">La compatibilità è garantita dalle prime versioni rilasciate nel 2022.</text:p>
          </table:table-cell>
        </table:table-row>
        <table:table-row table:style-name="TableLine140258367444400">
          <table:table-cell table:style-name="Tabella2.A2" office:value-type="string">
            <text:p text:style-name="P42">Versioni supportate di Opera.</text:p>
          </table:table-cell>
          <table:table-cell table:style-name="Tabella2.A2" office:value-type="string">
            <text:p text:style-name="P40">L’applicazione web deve funzionare correttamente su Opera.</text:p>
          </table:table-cell>
          <table:table-cell table:style-name="Tabella2.C2" office:value-type="string">
            <text:p text:style-name="P40">L’applicazione sarà compatibile <text:s/>a partire dalla versione Opera 93 del 19 gennaio 2022.</text:p>
          </table:table-cell>
        </table:table-row>
        <table:table-row table:style-name="TableLine140258367444672">
          <table:table-cell table:style-name="Tabella2.A2" office:value-type="string">
            <text:p text:style-name="P59">Dispositivi supportati.</text:p>
          </table:table-cell>
          <table:table-cell table:style-name="Tabella2.A2" office:value-type="string">
            <text:p text:style-name="P55"><text:span text:style-name="T23">Il sistema deve adattarsi correttamente alle dimensioni delle diverse schermate dei dispositivi mobili, </text:span><text:s/>quali desktop, tablet e smartphone.</text:p>
          </table:table-cell>
          <table:table-cell table:style-name="Tabella2.C2" office:value-type="string">
            <text:p text:style-name="P63"><text:span text:style-name="T26">I</text:span><text:span text:style-name="T20">l front-end del sistema deve venire sviluppato usando dei contenitori fluidi e dinamici per le varie funzionalità che non sfruttano un posizionamento assoluto sullo schermo ma che si adattano e ai diversi schermi non modificando le proprie proporzioni.</text:span></text:p>
          </table:table-cell>
        </table:table-row>
      </table:table>
      <text:p text:style-name="P24"/>
      <text:h text:style-name="P72" text:outline-level="2"><text:bookmark-start text:name="__RefHeading___Toc585_3031824570"/>Usabilità<text:bookmark-end text:name="__RefHeading___Toc585_3031824570"/></text:h>
      <text:p text:style-name="P23"/>
      <table:table table:name="Tabella3" table:style-name="Tabella3">
        <table:table-column table:style-name="Tabella3.A"/>
        <table:table-column table:style-name="Tabella3.B"/>
        <table:table-column table:style-name="Tabella3.C"/>
        <table:table-row table:style-name="TableLine140258367445920">
          <table:table-cell table:style-name="Tabella3.A1" office:value-type="string">
            <text:p text:style-name="P4">Titolo</text:p>
          </table:table-cell>
          <table:table-cell table:style-name="Tabella3.A1" office:value-type="string">
            <text:p text:style-name="P4">Descrizione</text:p>
          </table:table-cell>
          <table:table-cell table:style-name="Tabella3.C1" office:value-type="string">
            <text:p text:style-name="P4">Misura</text:p>
          </table:table-cell>
        </table:table-row>
        <table:table-row table:style-name="TableLine140258367449344">
          <table:table-cell table:style-name="Tabella3.A2" office:value-type="string">
            <text:p text:style-name="P42">Facilità d’uso.</text:p>
          </table:table-cell>
          <table:table-cell table:style-name="Tabella3.A2" office:value-type="string">
            <text:p text:style-name="P39">Il sistema deve essere di facile utilizzo.</text:p>
          </table:table-cell>
          <table:table-cell table:style-name="Tabella3.C2" office:value-type="string">
            <text:p text:style-name="P40">Su un campione di 20 utenti che non conoscono il sistema, la media di tempo necessario per creare un profilo non deve essere superiore ai 5 minuti e il tempo medio per la creazione di un annuncio non deve superare i 10 minuti.</text:p>
          </table:table-cell>
        </table:table-row>
        <table:table-row table:style-name="Tabella3.3">
          <table:table-cell table:style-name="Tabella3.A2" office:value-type="string">
            <text:p text:style-name="P42">Comunicazione errori all’utente.</text:p>
          </table:table-cell>
          <table:table-cell table:style-name="Tabella3.A2" office:value-type="string">
            <text:p text:style-name="P39">Il sistema deve comunicare in maniera chiara nel caso di errori dovuti ad un inserimento erroneo da parte dell’utente.</text:p>
          </table:table-cell>
          <table:table-cell table:style-name="Tabella3.C2" office:value-type="string">
            <text:p text:style-name="P40">Nel caso di inserimenti errati da parte dell’utente dovranno comparire dei messaggi di testo che descrivano il problema con le possibile cause e le possibile soluzioni.</text:p>
          </table:table-cell>
        </table:table-row>
        <table:table-row table:style-name="Tabella3.3">
          <table:table-cell table:style-name="Tabella3.A2" office:value-type="string">
            <text:p text:style-name="P42">Supporto iniziale all’utente.</text:p>
          </table:table-cell>
          <table:table-cell table:style-name="Tabella3.A2" office:value-type="string">
            <text:p text:style-name="P39">Il sistema deve aiutare l’utente a capire le funzionalità di sistema.</text:p>
          </table:table-cell>
          <table:table-cell table:style-name="Tabella3.C2" office:value-type="string">
            <text:p text:style-name="P40">La pagina dei risultati e la pagina di scheda oggetto devono contenere dei messaggi a comparsa sequenziali che descrivano le funzionalità, la prima volta che un utente accede al sistema.</text:p>
          </table:table-cell>
        </table:table-row>
      </table:table>
      <text:p text:style-name="P24"/>
      <text:h text:style-name="P72" text:outline-level="2"><text:bookmark-start text:name="__RefHeading___Toc587_3031824570"/>Accessibilità<text:bookmark-end text:name="__RefHeading___Toc587_3031824570"/></text:h>
      <text:p text:style-name="P23"/>
      <table:table table:name="Tabella4" table:style-name="Tabella4">
        <table:table-column table:style-name="Tabella4.A"/>
        <table:table-column table:style-name="Tabella4.B"/>
        <table:table-column table:style-name="Tabella4.C"/>
        <table:table-row table:style-name="TableLine140258367456416">
          <table:table-cell table:style-name="Tabella4.A1" office:value-type="string">
            <text:p text:style-name="P4">Titolo</text:p>
          </table:table-cell>
          <table:table-cell table:style-name="Tabella4.A1" office:value-type="string">
            <text:p text:style-name="P4">Descrizione</text:p>
          </table:table-cell>
          <table:table-cell table:style-name="Tabella4.C1" office:value-type="string">
            <text:p text:style-name="P4">Misura</text:p>
          </table:table-cell>
        </table:table-row>
        <table:table-row table:style-name="TableLine140258910008624">
          <table:table-cell table:style-name="Tabella4.A2" office:value-type="string">
            <text:p text:style-name="P60">Miglioramenti <text:span text:style-name="T22">per una </text:span><text:soft-page-break/><text:span text:style-name="T22">maggiore</text:span> visibilità.</text:p>
          </table:table-cell>
          <table:table-cell table:style-name="Tabella4.A2" office:value-type="string">
            <text:p text:style-name="P39">L’applicazione web deve essere <text:soft-page-break/>accessibile a tutti gli utenti con condizioni di deficit o disabilità.</text:p>
          </table:table-cell>
          <table:table-cell table:style-name="Tabella4.C2" office:value-type="string">
            <text:p text:style-name="P40">L’applicazione web è conforme alla <text:soft-page-break/>sezione 1.1.1 nelle WCAG 2.1, i contenuti dovranno essere compresi anche tramite screen-reader (JAWS for Windows e screen reader Apple) e le parti testuali del sistema possono venire ingrandite fino al 200%.</text:p>
          </table:table-cell>
        </table:table-row>
        <table:table-row table:style-name="TableLine140258367465280">
          <table:table-cell table:style-name="Tabella4.A2" office:value-type="string">
            <text:p text:style-name="P60">Chiarezza dell’interfaccia.</text:p>
          </table:table-cell>
          <table:table-cell table:style-name="Tabella4.A2" office:value-type="string">
            <text:p text:style-name="P39">Tutte le parti funzionali dell’interfaccia utente devono essere chiare e distinguibili.</text:p>
          </table:table-cell>
          <table:table-cell table:style-name="Tabella4.C2" office:value-type="string">
            <text:p text:style-name="P40">Tutte le parti utili ai fini funzionali rispettano un livello di contrasto AA come definito nelle WCAG 2.1 (sezione 1.4.3).</text:p>
          </table:table-cell>
        </table:table-row>
        <table:table-row table:style-name="TableLine140258367465552">
          <table:table-cell table:style-name="Tabella4.A2" office:value-type="string">
            <text:p text:style-name="P60">Uso della tastiera.</text:p>
          </table:table-cell>
          <table:table-cell table:style-name="Tabella4.A2" office:value-type="string">
            <text:p text:style-name="P39">Il sistema permette più metodi per l’inserimento di input.</text:p>
          </table:table-cell>
          <table:table-cell table:style-name="Tabella4.C2" office:value-type="string">
            <text:p text:style-name="P25"><text:span text:style-name="T22">È </text:span><text:span text:style-name="T21">possibile navigare ed </text:span><text:span text:style-name="T22">usare</text:span><text:span text:style-name="T21"> le funzionalità </text:span><text:span text:style-name="T22">usando</text:span><text:span text:style-name="T21"> solo la tastiera.</text:span></text:p>
          </table:table-cell>
        </table:table-row>
      </table:table>
      <text:h text:style-name="Heading_20_2" text:outline-level="2"/>
      <text:h text:style-name="P73" text:outline-level="2"><text:bookmark-start text:name="__RefHeading___Toc589_3031824570"/>Privacy<text:bookmark-end text:name="__RefHeading___Toc589_3031824570"/></text:h>
      <text:p text:style-name="P27"/>
      <table:table table:name="Tabella5" table:style-name="Tabella5">
        <table:table-column table:style-name="Tabella5.A"/>
        <table:table-column table:style-name="Tabella5.B"/>
        <table:table-column table:style-name="Tabella5.C"/>
        <table:table-row table:style-name="TableLine140258367466544">
          <table:table-cell table:style-name="Tabella5.A1" office:value-type="string">
            <text:p text:style-name="P5">Titolo</text:p>
          </table:table-cell>
          <table:table-cell table:style-name="Tabella5.A1" office:value-type="string">
            <text:p text:style-name="P5">Descrizione</text:p>
          </table:table-cell>
          <table:table-cell table:style-name="Tabella5.C1" office:value-type="string">
            <text:p text:style-name="P5">Misura</text:p>
          </table:table-cell>
        </table:table-row>
        <table:table-row table:style-name="TableLine140258367466208">
          <table:table-cell table:style-name="Tabella5.A2" office:value-type="string">
            <text:p text:style-name="P60">Regolamento protezione dati.</text:p>
          </table:table-cell>
          <table:table-cell table:style-name="Tabella5.A2" office:value-type="string">
            <text:p text:style-name="P41">L’applicazione web deve rispettare le norme del regolamento generale sulla protezione dei dati (il GDPR, o ufficialmente detto regolamento (UE) n. 2016/679) in materia di trattamento dei dati personali e di privacy.</text:p>
          </table:table-cell>
          <table:table-cell table:style-name="Tabella5.C2" office:value-type="string">
            <text:p text:style-name="P64"><text:span text:style-name="T27">Il sistema deve essere conforme al GDPR </text:span><text:span text:style-name="T28">nel CAPO II, CAPO III (riguardante i diritti dell’interessato) e nel CAPO IV (riguardante il titolare del trattamento)</text:span><text:span text:style-name="T27">, prestando particolare attenzione ai seguenti articoli: </text:span></text:p>
            <text:p text:style-name="P48"/>
            <text:p text:style-name="P49">articoli 5, 6 e 7 (riguardanti i principi del trattamento dei dati e il consenso dell’interessato),</text:p>
            <text:p text:style-name="P48"/>
            <text:p text:style-name="P48">articolo 12 (<text:span text:style-name="T5">Informazioni, comunicazioni e modalità trasparenti per l’esercizio dei dati interessati</text:span><text:span text:style-name="T14">, ovvero devono essere forniti all’utente informazioni su come vengono usati i suoi dati), </text:span></text:p>
            <text:p text:style-name="P50"/>
            <text:p text:style-name="P48"><text:span text:style-name="T14">articolo 15 (</text:span><text:span text:style-name="T5">Diritto di accesso dell’interessato</text:span><text:span text:style-name="T14">, ovvero l’utente ha diritto di ottenere informazioni relative ai dati conferiti e alle modalità d’uso di essi), </text:span></text:p>
            <text:p text:style-name="P50"/>
            <text:p text:style-name="P48"><text:span text:style-name="T14">articolo 16 (</text:span><text:span text:style-name="T5">Diritto di rettifica </text:span><text:span text:style-name="T14">e </text:span><text:span text:style-name="T5">Diritto all’oblio</text:span><text:span text:style-name="T14">, ovvero l’utente ha il diritto di ottenere la rettifica dei dati personali inesatti</text:span><text:span text:style-name="T15">),</text:span></text:p>
            <text:p text:style-name="P51"/>
            <text:p text:style-name="P48"><text:span text:style-name="T14">articolo 17 </text:span><text:span text:style-name="T15">(</text:span><text:span text:style-name="T7">Diritto all’oblio</text:span><text:span text:style-name="T15">, ovvero l’utente</text:span><text:span text:style-name="T14"> ha il diritto di ottenere la </text:span><text:soft-page-break/><text:span text:style-name="T14">cancellazione dei dati personali e di ottenere comunicazioni in merito, come previsto dall’articolo 19).</text:span></text:p>
          </table:table-cell>
        </table:table-row>
        <table:table-row table:style-name="TableLine140258367471120">
          <table:table-cell table:style-name="Tabella5.A2" office:value-type="string">
            <text:p text:style-name="P60">Verifica dell’identità.</text:p>
          </table:table-cell>
          <table:table-cell table:style-name="Tabella5.A2" office:value-type="string">
            <text:p text:style-name="P41">Il sito web dovrà verificare l’identità dei propri utenti e non inviare ad altri sistemi i dati sull’identità degli utenti.</text:p>
          </table:table-cell>
          <table:table-cell table:style-name="Tabella5.C2" office:value-type="string">
            <text:p text:style-name="P44">Mediante il sistema di SPID verrà verificata l’identità degli utenti e le relative informazioni non verranno trasferite a terzi.</text:p>
          </table:table-cell>
        </table:table-row>
      </table:table>
      <text:p text:style-name="P31"/>
      <text:h text:style-name="P73" text:outline-level="2"><text:bookmark-start text:name="__RefHeading___Toc591_3031824570"/>Prestazioni<text:bookmark-end text:name="__RefHeading___Toc591_3031824570"/></text:h>
      <text:p text:style-name="P30"/>
      <table:table table:name="Tabella6" table:style-name="Tabella6">
        <table:table-column table:style-name="Tabella6.A"/>
        <table:table-column table:style-name="Tabella6.B"/>
        <table:table-column table:style-name="Tabella6.C"/>
        <table:table-row table:style-name="TableLine140258367456688">
          <table:table-cell table:style-name="Tabella6.A1" office:value-type="string">
            <text:p text:style-name="P5">Titolo</text:p>
          </table:table-cell>
          <table:table-cell table:style-name="Tabella6.A1" office:value-type="string">
            <text:p text:style-name="P5">Descrizione</text:p>
          </table:table-cell>
          <table:table-cell table:style-name="Tabella6.C1" office:value-type="string">
            <text:p text:style-name="P5">Misura</text:p>
          </table:table-cell>
        </table:table-row>
        <table:table-row table:style-name="TableLine140258367480576">
          <table:table-cell table:style-name="Tabella6.A2" office:value-type="string">
            <text:p text:style-name="P60">Avvio applicazione web.</text:p>
          </table:table-cell>
          <table:table-cell table:style-name="Tabella6.A2" office:value-type="string">
            <text:p text:style-name="P43">Il sito web deve caricarsi in un tempo accettabile.</text:p>
          </table:table-cell>
          <table:table-cell table:style-name="Tabella6.C2" office:value-type="string">
            <text:p text:style-name="P44">Il login, ovvero la verifica delle credenziali, sarà effettuato in un massimo di 2 secondi dall’inserimento dei dati.</text:p>
          </table:table-cell>
        </table:table-row>
        <table:table-row table:style-name="TableLine140258367489856">
          <table:table-cell table:style-name="Tabella6.A2" office:value-type="string">
            <text:p text:style-name="P61">Velocità caricamento annunci.</text:p>
          </table:table-cell>
          <table:table-cell table:style-name="Tabella6.A2" office:value-type="string">
            <text:p text:style-name="P43">L’applicazione web deve caricare gli annunci cercati dall’utente in un tempo accettabile.</text:p>
          </table:table-cell>
          <table:table-cell table:style-name="Tabella6.C2" office:value-type="string">
            <text:p text:style-name="P44">Dal momento in cui l’utente cerca degli annunci con dei particolari filtri, l’elenco con gli annunci trovati dovrà essere mostrato in massimo 3 secondi.</text:p>
          </table:table-cell>
        </table:table-row>
        <table:table-row table:style-name="TableLine140258367490128">
          <table:table-cell table:style-name="Tabella6.A2" office:value-type="string">
            <text:p text:style-name="P61">Transizione tra schermate.</text:p>
          </table:table-cell>
          <table:table-cell table:style-name="Tabella6.A2" office:value-type="string">
            <text:p text:style-name="P43">L’applicazione web deve essere fluida nel passaggio da una schermata all’altra.</text:p>
          </table:table-cell>
          <table:table-cell table:style-name="Tabella6.C2" office:value-type="string">
            <text:p text:style-name="P44">La fase di transazione tra una schermata e un’altra deve avvenire in non più di 1 secondo.</text:p>
          </table:table-cell>
        </table:table-row>
      </table:table>
      <text:p text:style-name="P31"/>
      <text:h text:style-name="P73" text:outline-level="2"><text:bookmark-start text:name="__RefHeading___Toc593_3031824570"/>Robustezza<text:bookmark-end text:name="__RefHeading___Toc593_3031824570"/></text:h>
      <text:p text:style-name="P30"/>
      <table:table table:name="Tabella7" table:style-name="Tabella7">
        <table:table-column table:style-name="Tabella7.A"/>
        <table:table-column table:style-name="Tabella7.B"/>
        <table:table-column table:style-name="Tabella7.C"/>
        <table:table-row table:style-name="TableLine140258367491120">
          <table:table-cell table:style-name="Tabella7.A1" office:value-type="string">
            <text:p text:style-name="P5">Titolo</text:p>
          </table:table-cell>
          <table:table-cell table:style-name="Tabella7.A1" office:value-type="string">
            <text:p text:style-name="P5">Descrizione</text:p>
          </table:table-cell>
          <table:table-cell table:style-name="Tabella7.C1" office:value-type="string">
            <text:p text:style-name="P5">Misura</text:p>
          </table:table-cell>
        </table:table-row>
        <table:table-row table:style-name="TableLine140258367482784">
          <table:table-cell table:style-name="Tabella7.A2" office:value-type="string">
            <text:p text:style-name="P45">Salvataggio dati.</text:p>
          </table:table-cell>
          <table:table-cell table:style-name="Tabella7.A2" office:value-type="string">
            <text:p text:style-name="P43">È necessario garantire un ripristino dei dati degli utenti e dei prodotti presenti sul sito.</text:p>
          </table:table-cell>
          <table:table-cell table:style-name="Tabella7.C2" office:value-type="string">
            <text:p text:style-name="P44">Il sistema garantisce un backup dei dati degli utenti, dei prodotti presenti sul sito e della cronologia delle chat tra gli utenti nel caso di perdita dei dati nel database.</text:p>
          </table:table-cell>
        </table:table-row>
        <table:table-row table:style-name="TableLine140258367498256">
          <table:table-cell table:style-name="Tabella7.A2" office:value-type="string">
            <text:p text:style-name="P45">Tempo di risoluzione problematiche.</text:p>
          </table:table-cell>
          <table:table-cell table:style-name="Tabella7.A2" office:value-type="string">
            <text:p text:style-name="P31"><text:span text:style-name="T22">Con tempo medio di malfunzionamento si intende il numero massimo di </text:span><text:span text:style-name="T23">minuti consentiti alla risoluzione di problematiche nel sistema.</text:span></text:p>
          </table:table-cell>
          <table:table-cell table:style-name="Tabella7.C2" office:value-type="string">
            <text:p text:style-name="P44">Sarà garantito il ripristino del sistema nel caso di indisponibilità per problematiche in un massimo di 90 minuti.</text:p>
          </table:table-cell>
        </table:table-row>
      </table:table>
      <text:p text:style-name="P31"/>
      <text:p text:style-name="P31"/>
      <text:h text:style-name="P73" text:outline-level="2"><text:bookmark-start text:name="__RefHeading___Toc595_3031824570"/>Localizzazione<text:bookmark-end text:name="__RefHeading___Toc595_3031824570"/></text:h>
      <text:p text:style-name="P30"/>
      <table:table table:name="Tabella8" table:style-name="Tabella8">
        <table:table-column table:style-name="Tabella8.A"/>
        <table:table-column table:style-name="Tabella8.B"/>
        <table:table-column table:style-name="Tabella8.C"/>
        <table:table-row table:style-name="TableLine140258889630336">
          <table:table-cell table:style-name="Tabella8.A1" office:value-type="string">
            <text:p text:style-name="P5">Titolo</text:p>
          </table:table-cell>
          <table:table-cell table:style-name="Tabella8.A1" office:value-type="string">
            <text:p text:style-name="P5">Descrizione</text:p>
          </table:table-cell>
          <table:table-cell table:style-name="Tabella8.C1" office:value-type="string">
            <text:p text:style-name="P5">Misura</text:p>
          </table:table-cell>
        </table:table-row>
        <table:table-row table:style-name="TableLine140258354672768">
          <table:table-cell table:style-name="Tabella8.A2" office:value-type="string">
            <text:p text:style-name="P45">Localizzazione posizione.</text:p>
          </table:table-cell>
          <table:table-cell table:style-name="Tabella8.A2" office:value-type="string">
            <text:p text:style-name="P43">Il sistema deve poter accedere quando possibile e dopo specifica autorizzazione, alla posizione geografica dell’utente.</text:p>
          </table:table-cell>
          <table:table-cell table:style-name="Tabella8.C2" office:value-type="string">
            <text:p text:style-name="P44">Il sistema accederà al sistema GPS del dispositivo da cui l’utente visita il sito web.</text:p>
          </table:table-cell>
        </table:table-row>
      </table:table>
      <text:p text:style-name="P31"><text:soft-page-break/></text:p>
      <text:h text:style-name="P73" text:outline-level="2"><text:bookmark-start text:name="__RefHeading___Toc597_3031824570"/>Operatività<text:bookmark-end text:name="__RefHeading___Toc597_3031824570"/></text:h>
      <text:p text:style-name="P30"/>
      <table:table table:name="Tabella9" table:style-name="Tabella9">
        <table:table-column table:style-name="Tabella9.A"/>
        <table:table-column table:style-name="Tabella9.B"/>
        <table:table-column table:style-name="Tabella9.C"/>
        <table:table-row table:style-name="TableLine140258354675904">
          <table:table-cell table:style-name="Tabella9.A1" office:value-type="string">
            <text:p text:style-name="P5">Titolo</text:p>
          </table:table-cell>
          <table:table-cell table:style-name="Tabella9.A1" office:value-type="string">
            <text:p text:style-name="P5">Descrizione</text:p>
          </table:table-cell>
          <table:table-cell table:style-name="Tabella9.C1" office:value-type="string">
            <text:p text:style-name="P5">Misura</text:p>
          </table:table-cell>
        </table:table-row>
        <table:table-row table:style-name="TableLine140258354681392">
          <table:table-cell table:style-name="Tabella9.A2" office:value-type="string">
            <text:p text:style-name="P60"><text:span text:style-name="T24">Tempo medio di </text:span><text:span text:style-name="T25">inattività</text:span><text:span text:style-name="T24">.</text:span></text:p>
          </table:table-cell>
          <table:table-cell table:style-name="Tabella9.A2" office:value-type="string">
            <text:p text:style-name="P46">Con tempo medio di malfunzionamento si intende il numero massimo di giorni all’anno, ore al mese, minuti al giorno in cui il sistema non è raggiungibile per manutenzione.</text:p>
          </table:table-cell>
          <table:table-cell table:style-name="Tabella9.C2" office:value-type="string">
            <text:p text:style-name="P44">Il sistema <text:span text:style-name="T33">potrà essere non raggiungibile per al più 5 giorni all’anno, 10 ore al mese, 20 minuti al giorno.</text:span></text:p>
          </table:table-cell>
        </table:table-row>
      </table:table>
      <text:p text:style-name="P31"/>
      <text:h text:style-name="P74" text:outline-level="2"><text:bookmark-start text:name="__RefHeading___Toc599_3031824570"/>Capacità<text:bookmark-end text:name="__RefHeading___Toc599_3031824570"/></text:h>
      <text:p text:style-name="P2"/>
      <table:table table:name="Tabella10" table:style-name="Tabella10">
        <table:table-column table:style-name="Tabella10.A"/>
        <table:table-column table:style-name="Tabella10.B"/>
        <table:table-column table:style-name="Tabella10.C"/>
        <table:table-row table:style-name="TableLine140258354682400">
          <table:table-cell table:style-name="Tabella10.A1" office:value-type="string">
            <text:p text:style-name="P6">Titolo</text:p>
          </table:table-cell>
          <table:table-cell table:style-name="Tabella10.A1" office:value-type="string">
            <text:p text:style-name="P6">Descrizione</text:p>
          </table:table-cell>
          <table:table-cell table:style-name="Tabella10.C1" office:value-type="string">
            <text:p text:style-name="P6">Misura</text:p>
          </table:table-cell>
        </table:table-row>
        <table:table-row table:style-name="TableLine140258354685824">
          <table:table-cell table:style-name="Tabella10.A2" office:value-type="string">
            <text:p text:style-name="P47">Gestione del carico degli utenti.</text:p>
          </table:table-cell>
          <table:table-cell table:style-name="Tabella10.A2" office:value-type="string">
            <text:p text:style-name="P54"><text:span text:style-name="T22">Il sistema </text:span><text:span text:style-name="T23">deve funzionare correttamente senza problematiche relative ad una massiccia presenza di utenti collegati.</text:span></text:p>
          </table:table-cell>
          <table:table-cell table:style-name="Tabella10.C2" office:value-type="string">
            <text:p text:style-name="P62"><text:span text:style-name="T22">L</text:span><text:span text:style-name="T20">a seguente proprietà è garantita fino a 300 utenti simultaneamente collegati.</text:span></text:p>
          </table:table-cell>
        </table:table-row>
      </table:table>
      <text:p text:style-name="P54"/>
      <text:h text:style-name="P70" text:outline-level="1"><text:bookmark-start text:name="__RefHeading___Toc2868_493941056"/>Analisi del contesto<text:bookmark-end text:name="__RefHeading___Toc2868_493941056"/></text:h>
      <text:p text:style-name="P32"/>
      <text:p text:style-name="P32">In questo capitolo del documento viene effettuata un’analisi del contesto di <text:span text:style-name="T5">SpottyThings</text:span><text:span text:style-name="T14">, descrivendo testualmente gli attori e i sistemi esterni con cui </text:span><text:span text:style-name="T5">SpottyThings </text:span><text:span text:style-name="T14">si interfaccerà. Verrà inoltre successivamente fornito un diagramma del contesto.</text:span></text:p>
      <text:p text:style-name="P10"/>
      <text:h text:style-name="P75" text:outline-level="2"><text:bookmark-start text:name="__RefHeading___Toc2870_493941056"/>Attori <text:bookmark-end text:name="__RefHeading___Toc2870_493941056"/></text:h>
      <text:p text:style-name="P33"/>
      <text:p text:style-name="P33"><text:span text:style-name="T9">Utente non autenticato</text:span><text:span text:style-name="T17">: l’utente non autenticato è un attore, ovvero un’entità che andrà ad utilizzare il nostro sistema. Gli utenti non autenticati interagiscono con </text:span><text:span text:style-name="T3">SpottyThings</text:span><text:span text:style-name="T17"> usando direttamente le funzionalità che vengono offerte. In particolar modo, un utente non autenticato può: registrarsi (vedi requisiti funzionali RF 1, RF 2 e RF 3), ricercare annunci sulla base di particolari filtri (vedi requisiti funzionali </text:span><text:span text:style-name="T30">RF 12, RF 13, RF 14 e RF 15</text:span><text:span text:style-name="T17">) e visualizzare prodotti di interesse, con le relative informazioni (vedi requisiti funzionali RF 17, RF 18 e RF 19).</text:span></text:p>
      <text:p text:style-name="P11"/>
      <text:p text:style-name="P33"><text:span text:style-name="T9">Utente autenticato</text:span><text:span text:style-name="T17">: questa è la seconda tipologia di attore che interagisce con il sistema. Un </text:span><text:span text:style-name="T3">utente non autenticato</text:span><text:span text:style-name="T17"> diventa </text:span><text:span text:style-name="T3">utente autenticato </text:span><text:span text:style-name="T17">dopo aver effettuato la registrazione e aver ottenuto un proprio profilo su </text:span><text:span text:style-name="T3">SpottyThings</text:span><text:span text:style-name="T17">. Può svolgere chiaramente le già citate funzionalità di ricerca e visualizzazione dei prodotti, ma può anche usufruire dopo aver fatto il login al proprio account, di funzionalità più avanzate dell’applicazione web: </text:span><text:span text:style-name="T30">visualizzare e modificare il proprio profilo</text:span><text:span text:style-name="T17"> (vedi requisiti funzionali dal RF 6 al RF 11), comporre una lista degli oggetti di maggiore interesse (vedi RF 20), interagire con altri utenti via chat (vedi RF 22), pagare online per un prodotto (vedi RF 23), postare, modificare e rimuovere annunci sui prodotti che si intendono vendere (vedi RF 24, RF 26 e RF 27) e fornire un feedback sulla riuscita di una transazione (vedi RF 29). </text:span></text:p>
      <text:p text:style-name="P33"><text:span text:style-name="T17"/></text:p>
      <text:p text:style-name="P79"><text:span text:style-name="T12">Amministratore</text:span>: <text:span text:style-name="T35">questa è la terza ed ultima tipologia di attore </text:span>che fa da mediatore nel caso si presentano problematiche durante una transazione e <text:span text:style-name="T35">ha la possibilità di</text:span> blocca<text:span text:style-name="T35">re </text:span>i profili utenti <text:span text:style-name="T35">(vedi RF 32)</text:span>.</text:p>
      <text:p text:style-name="P80"/>
      <text:h text:style-name="P75" text:outline-level="2"><text:bookmark-start text:name="__RefHeading___Toc908_2183642827"/>Sistemi esterni<text:bookmark-end text:name="__RefHeading___Toc908_2183642827"/></text:h>
      <text:p text:style-name="P33"/>
      <text:p text:style-name="P33"><text:span text:style-name="T9">Auth0</text:span><text:span text:style-name="T17">: sistema subordinato che </text:span><text:span text:style-name="T31">funzionalità</text:span><text:span text:style-name="T17"> per effettuare login e registrazione, gestire l’autenticazione a due fattori, </text:span><text:span text:style-name="T18">il ripristino e il cambiamento della password (come previsto dai RF 1, RF 2, RF 4, RF 5 e RF 6).</text:span></text:p>
      <text:p text:style-name="P12"/>
      <text:p text:style-name="P34">SPID<text:span text:style-name="T16">: sistema subordinato usato dal sistema per verificare l’identità degli utenti che intendono registrarsi (vedi RF 3).</text:span></text:p>
      <text:p text:style-name="P13"/>
      <text:p text:style-name="P36"><text:span text:style-name="T10">GPS</text:span><text:span text:style-name="T18">: sistema usato per ricavare la posizione dell’utente (se </text:span><text:span text:style-name="T31">ne dà l’autorizzazione</text:span><text:span text:style-name="T18">), come richiesto da RNF 21. Possiamo definire il sistema GPS del dispositivo da cui l’utente accede un sistema paritario a</text:span><text:span text:style-name="T4"> SpottyThings</text:span><text:span text:style-name="T18"> in quanto fa parte dello stesso dispositivo su cui viene eseguita la nostra applicazione web. </text:span></text:p>
      <text:p text:style-name="P13"/>
      <text:p text:style-name="P34"><text:soft-page-break/>Google Maps API<text:span text:style-name="T16">: ulteriore sistema subordinato a </text:span><text:span text:style-name="T13">SpottyThins</text:span><text:span text:style-name="T16">, si useranno le API di Google Maps per inserire una mappa sul sito (come richiesto dal RF 18).</text:span></text:p>
      <text:p text:style-name="P13"/>
      <text:p text:style-name="P34">Google Calendar API<text:span text:style-name="T16">: sistema subordinato che fornisce un calendario al sito web, come richiesto nei requisiti funzionali RF 13 e RF 17.</text:span></text:p>
      <text:p text:style-name="P13"/>
      <text:p text:style-name="P34"/>
      <text:p text:style-name="P34">MongoDB<text:span text:style-name="T16">: sistema subordinato usato dall’applicazione web per salvare i dati personali degli utenti </text:span><text:span text:style-name="T19">e</text:span><text:span text:style-name="T16"> le informazioni sugli oggetti postati sul sito </text:span><text:span text:style-name="T19">in un dato momento.</text:span></text:p>
      <text:p text:style-name="P14"/>
      <text:p text:style-name="P35">PayPal<text:span text:style-name="T16">: sistema subordinato a </text:span><text:span text:style-name="T13">SpottyThings</text:span><text:span text:style-name="T16"> che viene utilizzato dal sito per gestire tutte le transazioni e lo scambio di denaro online (vedi RF 23, RF 28 e RF 32). Si useranno alcune funzionalità di </text:span><text:span text:style-name="T13">PayPal </text:span><text:span text:style-name="T16">non solo per gestire i pagamenti online, ma anche per permettere agli utenti di inserire comodamente un metodo di pagamento collegando il proprio conto </text:span><text:span text:style-name="T13">PayPal </text:span><text:span text:style-name="T16">all’applicazione web.</text:span></text:p>
      <text:p text:style-name="P15"/>
      <text:p text:style-name="P37"><text:span text:style-name="T11">Messaggistica Zendesk</text:span><text:span text:style-name="T19">: sistema subordinato che fornisce una chat privata sul sito, come richiesto dal RF 22. Sarà compito dei sottosistemi forniti da questo componente esterno gestire la chat privata tra gli utente </text:span><text:span text:style-name="T32">con tutte le varie features di una normale chat.</text:span></text:p>
      <text:p text:style-name="P52"/>
      <text:p text:style-name="P35"><text:span text:style-name="T20">Gmail API</text:span><text:span text:style-name="T29">: sistema subordinato che viene usato dalla nostra applicazione web per inviare automaticamente delle mail agli utenti: comunicazioni relative al proprio profilo, link per conferma di ripristino e cambiamento password (vedi RNF 2 e RNF 3) o sblocco account (vedi RNF 4), moduli per confermare la ricezione dell’ordine (vedi RF 33) e moduli per fornire una recensione relativa all’affidabilità del venditore (vedi RF 29).</text:span></text:p>
      <text:p text:style-name="P53"/>
      <text:h text:style-name="P76" text:outline-level="2"><text:bookmark-start text:name="__RefHeading___Toc910_2183642827"/>Diagramma di contesto<text:bookmark-end text:name="__RefHeading___Toc910_2183642827"/></text:h>
      <text:p text:style-name="P28"/>
      <text:p text:style-name="P29">Useremo un diagramma di contesto per rappresentare graficamente gli attori e i sistemi esterni con cui <text:span text:style-name="T5">SpottyThings </text:span><text:span text:style-name="T14">interagisce, evidenziamo i flussi di informazione e la loro direzionalità, per rendere chiaro quali particolari funzionalità fornisce all’applicazione web ogni sistema esterno.<text:tab/> <text:tab/></text:span></text:p>
      <text:p text:style-name="P15"/>
      <text:p text:style-name="P29"><text:a xlink:type="simple" xlink:href="https://lucid.app/lucidchart/2814d857-4e2e-4688-892b-f6a84b24758c/edit?invitationId=inv_2a2b7f52-3d8d-46ff-84ae-beafb8a50f42&amp;page=0_0" text:style-name="Internet_20_link" text:visited-style-name="Visited_20_Internet_20_Link"><text:span text:style-name="T14">https://lucid.app/lucidchart/2814d857-4e2e-4688-892b-f6a84b24758c/edit?invitationId=inv_2a2b7f52-3d8d-46ff-84ae-beafb8a50f42&amp;page=0_0</text:span></text:a><text:span text:style-name="T14">#</text:span></text:p>
      <text:p text:style-name="P15"/>
      <text:p text:style-name="P1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??" svg:font-family="??, ??, ??, ??, ??, ui-sans-serif, apple-system, system-ui, 'Segoe UI', Roboto, Inter, 'Apple Color Emoji', 'Segoe UI Emoji', 'Segoe UI Symbol', 'Microsoft YaHei Light', sans-serif" style:font-charset="x-symbol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rial" svg:font-family="arial" style:font-adornments="Corsivo" style:font-family-generic="swiss"/>
    <style:font-face style:name="arial1" svg:font-family="arial" style:font-adornments="Grassetto" style:font-family-generic="swiss"/>
    <style:font-face style:name="arial2" svg:font-family="arial" style:font-adornments="Normale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hyphenation-ladder-count="no-limit"/>
      <style:text-properties style:font-name="arial2" fo:font-family="arial" style:font-style-name="Normale" style:font-family-generic="swiss" fo:font-size="11pt"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style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199cm" fo:margin-bottom="0cm" style:contextual-spacing="false" style:page-number="auto"/>
      <style:text-properties style:font-name="arial" fo:font-family="arial" style:font-style-name="Corsivo" style:font-family-generic="swiss" fo:font-size="14pt" fo:font-style="normal" fo:font-weight="bold" style:font-size-asian="130%" style:font-weight-asian="bold" style:font-size-complex="130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igure" style:family="paragraph" style:parent-style-name="Caption" style:class="extra"/>
    <style:style style:name="Heading_20_2" style:display-name="Heading 2" style:family="paragraph" style:parent-style-name="Heading" style:next-style-name="Text_20_body" style:default-outline-level="2" style:class="text">
      <style:paragraph-properties fo:margin-top="0.049cm" fo:margin-bottom="0cm" style:contextual-spacing="false"/>
      <style:text-properties style:font-name="arial1" fo:font-family="arial" style:font-style-name="Grassetto" style:font-family-generic="swiss" fo:font-size="90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2%.%3%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4%.%5%" style:num-format="1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5%.%6%" style:num-format="1" text:display-levels="2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7%.%8%" style:num-format="1" text:display-levels="2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8%.%9%" style:num-format="1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fo:font-weight="bold" officeooo:rsid="0019a71e" officeooo:paragraph-rsid="0019a71e" style:font-weight-asian="bold" style:font-weight-complex="bold"/>
    </style:style>
    <style:style style:name="MP2" style:family="paragraph" style:parent-style-name="Header">
      <style:paragraph-properties fo:text-align="end" style:justify-single-word="false"/>
      <style:text-properties fo:font-style="normal" fo:font-weight="bold" officeooo:rsid="0019a71e" officeooo:paragraph-rsid="0019a71e" style:font-style-asian="normal" style:font-weight-asian="bold" style:font-style-complex="normal" style:font-weight-complex="bold"/>
    </style:style>
    <style:style style:name="MP3" style:family="paragraph" style:parent-style-name="Footer">
      <style:paragraph-properties fo:text-align="end" style:justify-single-word="false"/>
    </style:style>
    <style:style style:name="MT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MT2" style:family="text">
      <style:text-properties fo:font-style="italic" fo:font-weight="normal" officeooo:rsid="0025aa4f" style:font-style-asian="italic" style:font-weight-asian="normal" style:font-style-complex="italic" style:font-weight-complex="normal"/>
    </style:style>
    <style:style style:name="MT3" style:family="text">
      <style:text-properties fo:font-weight="normal" style:font-weight-asian="normal" style:font-weight-complex="normal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10.85cm, 10.957cm, 4.18cm, 12.416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magine1" text:anchor-type="char" svg:x="0.099cm" svg:y="-0.758cm" svg:width="4.643cm" svg:height="1.923cm" draw:z-index="11"><draw:image xlink:href="Pictures/100000010000055600000300944B2577AAD3FCA9.png" xlink:type="simple" xlink:show="embed" xlink:actuate="onLoad" draw:mime-type="image/png"/></draw:frame>Documento: <text:span text:style-name="MT1">D</text:span><text:span text:style-name="MT2">2</text:span><text:span text:style-name="MT1">-T25</text:span></text:p>
        <text:p text:style-name="MP2">Revisione:<text:span text:style-name="MT3"> </text:span><text:span text:style-name="MT1">1.0</text:span></text:p>
      </style:header>
      <style:footer>
        <text:p text:style-name="MP3"><text:page-number text:select-page="current">12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10-06T21:41:11.633909712</meta:creation-date>
    <meta:generator>LibreOffice/7.3.2.2$MacOSX_X86_64 LibreOffice_project/49f2b1bff42cfccbd8f788c8dc32c1c309559be0</meta:generator>
    <dc:date>2022-10-24T17:36:56.416106980</dc:date>
    <meta:editing-duration>PT1H39M47S</meta:editing-duration>
    <meta:editing-cycles>15</meta:editing-cycles>
    <meta:document-statistic meta:table-count="10" meta:image-count="1" meta:object-count="0" meta:page-count="12" meta:paragraph-count="177" meta:word-count="2181" meta:character-count="14617" meta:non-whitespace-character-count="12599"/>
  </office:meta>
</office:document-meta>
</file>